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ention of illicit financial flows from develop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orbeugung illegaler Geldströme aus Entwicklungsländ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die Einhaltung der Empfehlungen der Financial Action Task Force (FATF) zur Riskioprüfung und Berichtsmaßnah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mpliance ratings on Financial Action Task Force (FATF) recommendations regarding customer due diligence and record keeping procedur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his indicator measures compliance ratings on FATF recommendations regarding customer due diligence and record keeping procedures (recommendations 5-12).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mit illegal angeeignetem Vermögen suchen oft Wege dieses in anderen Ländern anzulegen. Sie suchen Länder mit stabilen und berechenbaren Finanzsystemen, jene Länder wo Ermittlung schwierig ist, da es nur schwache Anti-Geldwäschegesetze gibt. Untersuchungen zu den größten Korruptionsfällen der letzten Jahre zeigen, dass große Mengen an illegalen Geldsummen aus Entwicklungsländern in OECD-Länder transferiert wurden. Die FATF (Financial Action Task Force) formuliert umfassende Maßnahmen gegen Geldwäsche. Dieser Indikator misst die Einhaltung der Empfehlungen der FATF zur Riskioprüfung und Berichtsmaßnahmen (Empfehlungen 5-12).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4" calcext:value-type="float">
            <text:p>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4,21,18,1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r Einstufung des Indikators, nach der 24 Punkte als sehr gut und 15 Punkte als schlecht eingestuft wer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set in line with the indicator construction, which rates 24 points as very good compliance and 15 as bad compliance.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 calcext:value-type="float">
            <text:p>13</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FATF_5f_rec" style:display-name="PageStyle_D_Compliance_with_OECD-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2" meta:object-count="0"/>
    <meta:generator>LibreOfficeDev/5.1.0.3$Linux_X86_64 LibreOffice_project/</meta:generator>
  </office:meta>
</office:document-meta>
</file>